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list-style-name="L1">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paragraph-properties fo:text-align="justify" style:justify-single-word="false"/>
      <style:text-properties fo:font-weight="normal" style:font-weight-asian="normal" style:font-weight-complex="normal"/>
    </style:style>
    <style:style style:name="P7" style:family="paragraph" style:parent-style-name="Text_20_body" style:list-style-name="L3">
      <style:paragraph-properties fo:text-align="justify" style:justify-single-word="false"/>
      <style:text-properties fo:font-weight="normal" style:font-weight-asian="normal" style:font-weight-complex="normal"/>
    </style:style>
    <style:style style:name="P8"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pecificación del proyecto</text:h>
      <text:p text:style-name="Text_20_body"/>
      <text:h text:style-name="Heading_20_2" text:outline-level="2">Interfaz </text:h>
      <text:p text:style-name="P1">A continuación se detallan las distintas 'pantallas' que componen el menú de la aplicación especificando su utilidad, funcionamiento y se descrbie el flow entre ellas</text:p>
      <text:list xml:id="list6289544220817759003" text:style-name="L1">
        <text:list-item>
          <text:p text:style-name="P2"><text:span text:style-name="T2">Login</text:span>. <text:span text:style-name="T3">El usuario se logea empleando su nombre y contraseña ya almacenados en el sistema. Una vez logeado la aplicación pasa al menu principal.</text:span></text:p>
        </text:list-item>
        <text:list-item>
          <text:p text:style-name="P2"><text:span text:style-name="T2">Menu principal</text:span>. <text:span text:style-name="T3">Ofrece acceso a las cuatro áreas principales del juego mediante botones. Es, pues, una simple pantalla de transición. Ofrece las siguientes opciones:</text:span></text:p>
          <text:list>
            <text:list-item>
              <text:p text:style-name="P4">Multijugador.<text:span text:style-name="T1"> Ofrece acceso a opciones de juego que permiten jugar partidas independientes de los torneos. Estos encuentros serán rápidos y autoconclusivos. Los botones disponibles son:</text:span></text:p>
              <text:list>
                <text:list-item>
                  <text:p text:style-name="P4">Aleatorio.<text:span text:style-name="T1"> Para jugar contra un rival aleatorio de los activos en ese momento que será elegido por el sistema. No necesita input adicional y saltara a la pantalla de juego despues de pulsar la opción.</text:span></text:p>
                </text:list-item>
                <text:list-item>
                  <text:p text:style-name="P4">Amigo.<text:span text:style-name="T1"> Para jugar contra un rival específico seleccionado de una lista de amigos. Para ello al pulsar sobre esta opción es necesaria una patanlla previa al partido en la que se despliegue la lista de amigos disponibles para elegir uno de ellos. Una vez hecho se espera la aceptación del rival y se salta a la patanlla de juego.</text:span></text:p>
                </text:list-item>
                <text:list-item>
                  <text:p text:style-name="P4">Añadir amigos.<text:span text:style-name="T1"> Para añadir nuevos jugadores a la lista de amigos del usuario. Este boton despliega una nueva pantalla en la que se permite introducir el id de un usuario concreto para enviarle una invitación de amistad.</text:span></text:p>
                </text:list-item>
              </text:list>
            </text:list-item>
            <text:list-item>
              <text:p text:style-name="P4">Torneo.<text:span text:style-name="T1"> Ofrece un menú con dos opciones para acceder a las dos opciones de torneo.</text:span></text:p>
              <text:list>
                <text:list-item>
                  <text:p text:style-name="P4">Gratis.</text:p>
                </text:list-item>
                <text:list-item>
                  <text:p text:style-name="P4">De pago.</text:p>
                  <text:p text:style-name="P6">Ambas opciones funcionan de modo similar. <text:s/>El torneo de pago incluye una pantalla previa que ofrece una lista de los torneos que aun admiten nuevos participantes donde el jugador puede seleccionar uno y confirmar el pago. Una vez confirmado el desarrollo es igual al torneo normal: ofrecer emparejamientos, iniciar rondas y saltar a la pantalla de juego para resolver la ronda; el ciclo se repite hasta la finalización del torneo.</text:p>
                </text:list-item>
              </text:list>
            </text:list-item>
            <text:list-item>
              <text:p text:style-name="P4">Vestuario<text:span text:style-name="T1">. Da acceso a un menú que permite customizar al jugador con los items disponibles. Mostrara una representación del jugador y un listado de items para ir asignandoselos y viendo el aspecto actualizado en tiempo real.</text:span></text:p>
            </text:list-item>
            <text:list-item>
              <text:p text:style-name="P4">Entrenamiento.<text:span text:style-name="T1"> Da acceso a un modo de juego offline en el que el jugador puede practicar su habilidad.</text:span></text:p>
            </text:list-item>
          </text:list>
        </text:list-item>
      </text:list>
      <text:p text:style-name="P5"/>
      <text:p text:style-name="P5"/>
      <text:h text:style-name="Heading_20_2" text:outline-level="2"><text:soft-page-break/></text:h>
      <text:h text:style-name="Heading_20_2" text:outline-level="2">Juego </text:h>
      <text:p text:style-name="P5"><text:tab/>El input sera sencillo. Un unico 'touch and drag' servirá para recoger el input del tiro en el caso del jugador lanzador y el del lanzamiento del portero en el caso del jugador contrario. El funcionamiento exacto del input (que respresentara el touch y el drag) se decidirá tras testear algunas posibilidades. El juego se desarrolla de forma que cada jugador actua como tirador y portero alternativamente. Cada tiro tendrá un limite de tiempo reducido (tambien pendiente de testear pero probablemente no mas de 5-10 segundos). Al finalizar la ronda se muestra una pantalla de resultado. Si se trata de un torneo se mostrara el estado del torneo (ronda finalizada, rival de la proxima ronda....)</text:p>
      <text:p text:style-name="P5"/>
      <text:p text:style-name="P5"/>
      <text:p text:style-name="P5"/>
      <text:p text:style-name="P3"/>
      <text:h text:style-name="Heading_20_2" text:outline-level="2">Fases del proyecto</text:h>
      <text:p text:style-name="P5"><text:tab/>El desarrollo del proyecto esta previsto en tres fases, al final de las cuales todo lo que inlcuyen debe ser 100% funcional</text:p>
      <text:list xml:id="list5696258085548684615" text:style-name="L3">
        <text:list-item>
          <text:p text:style-name="P7">FASE 1. Implementar el modo entrenamiento y vestuario.</text:p>
        </text:list-item>
        <text:list-item>
          <text:p text:style-name="P7">FASE 2. Implementar el modo multijugador (juego player vs. player pero sin opciones de torneo.</text:p>
        </text:list-item>
        <text:list-item>
          <text:p text:style-name="P7">FASE 3. Implementar <text:s/>el modo torneo.</text:p>
        </text:list-item>
        <text:list-item>
          <text:p text:style-name="P7">Fase 1.5. En algún momento entre la fase 1 y 2 <text:s/>sera necesario levantar el servidor, montar una base de datos y planificar la comunicacion entre clientes.</text:p>
        </text:list-item>
      </text:list>
      <text:p text:style-name="P5"/>
      <text:p text:style-name="P5"><text:tab/>Cada fase se apoya en la anterior y es un requisito funcional en si misma.</text:p>
      <text:p text:style-name="P5"/>
      <text:p text:style-name="P5"><text:tab/></text:p>
      <text:p text:style-name="P5"><text:tab/></text:p>
      <text:list xml:id="list5527113070584154367" text:style-name="L2">
        <text:list-item>
          <text:list>
            <text:list-header>
              <text:p text:style-name="P8"/>
            </text:list-header>
          </text:list>
          <text:p text:style-name="P8"/>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0M10S</meta:editing-duration>
    <meta:editing-cycles>12</meta:editing-cycles>
    <meta:generator>OpenOffice/4.1.1$Win32 OpenOffice.org_project/411m6$Build-9775</meta:generator>
    <dc:date>2015-07-30T23:47:09.63</dc:date>
    <dc:creator>Jose </dc:creator>
    <meta:document-statistic meta:table-count="0" meta:image-count="0" meta:object-count="0" meta:page-count="2" meta:paragraph-count="26" meta:word-count="603" meta:character-count="3568"/>
    <meta:user-defined meta:name="Info 1"/>
    <meta:user-defined meta:name="Info 2"/>
    <meta:user-defined meta:name="Info 3"/>
    <meta:user-defined meta:name="Info 4"/>
  </office:meta>
</office:document-meta>
</file>